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1.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6.75cm" fo:min-width="8.8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0.6cm" fo:min-width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2.731cm" svg:height="2cm" svg:x="8.769cm" svg:y="5.6cm">
          <text:p text:style-name="P1"><text:span text:style-name="T1">H</text:span><text:span text:style-name="T2">1</text:span><text:span text:style-name="T1">(z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769cm" svg:height="1.75cm" svg:x="1.631cm" svg:y="3.05cm">
          <draw:text-box>
            <text:p>x[i]</text:p>
          </draw:text-box>
        </draw:frame>
        <draw:frame draw:style-name="gr2" draw:text-style-name="P3" draw:layer="layout" svg:width="1.6cm" svg:height="1.75cm" svg:x="13cm" svg:y="3.05cm">
          <draw:text-box>
            <text:p>y[i]</text:p>
          </draw:text-box>
        </draw:frame>
        <draw:line draw:style-name="gr3" draw:text-style-name="P4" draw:layer="layout" svg:x1="3.3cm" svg:y1="4.1cm" svg:x2="5.2cm" svg:y2="4.1cm">
          <text:p/>
        </draw:line>
        <draw:line draw:style-name="gr3" draw:text-style-name="P4" draw:layer="layout" svg:x1="10.1cm" svg:y1="4.1cm" svg:x2="10.1cm" svg:y2="5.6cm">
          <text:p/>
        </draw:line>
        <draw:line draw:style-name="gr3" draw:text-style-name="P4" draw:layer="layout" svg:x1="2.1cm" svg:y1="4.1cm" svg:x2="3.3cm" svg:y2="4.1cm">
          <text:p/>
        </draw:line>
        <draw:line draw:style-name="gr3" draw:text-style-name="P4" draw:layer="layout" svg:x1="6.5cm" svg:y1="4.1cm" svg:x2="12.499cm" svg:y2="4.15cm">
          <text:p/>
        </draw:line>
        <draw:line draw:style-name="gr3" draw:text-style-name="P4" draw:layer="layout" svg:x1="12.564cm" svg:y1="4.149cm" svg:x2="13.764cm" svg:y2="4.149cm">
          <text:p/>
        </draw:line>
        <draw:custom-shape draw:style-name="gr4" draw:text-style-name="P4" draw:layer="layout" svg:width="9.3cm" svg:height="7cm" svg:x="3.3cm" svg:y="2.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6.4cm" svg:height="1.75cm" svg:x="5.2cm" svg:y="1.1cm">
          <draw:text-box>
            <text:p><text:span text:style-name="T1">H(z)</text:span>=1/{1-<text:span text:style-name="T1">H</text:span><text:span text:style-name="T2">1</text:span><text:span text:style-name="T1">(z)}</text:span></text:p>
          </draw:text-box>
        </draw:frame>
        <draw:custom-shape draw:style-name="gr5" draw:text-style-name="P4" draw:layer="layout" svg:width="1.2cm" svg:height="1.2cm" svg:x="5.2cm" svg:y="3.5cm">
          <text:p text:style-name="P1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8.8cm" svg:y1="6.6cm" svg:x2="6.2cm" svg:y2="4.5cm">
          <text:p/>
        </draw:line>
        <draw:frame draw:style-name="gr2" draw:text-style-name="P3" draw:layer="layout" svg:width="1.8cm" svg:height="1.75cm" svg:x="6.7cm" svg:y="5.95cm">
          <draw:text-box>
            <text:p>y’[i]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7-01-19T18:24:13</meta:creation-date>
    <dc:date>2018-11-12T19:35:07.049333011</dc:date>
    <meta:editing-duration>PT3M41S</meta:editing-duration>
    <meta:editing-cycles>5</meta:editing-cycles>
    <meta:generator>LibreOffice/5.1.6.2$Linux_X86_64 LibreOffice_project/10m0$Build-2</meta:generator>
    <meta:document-statistic meta:object-count="13"/>
  </office:meta>
</office:document-meta>
</file>